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3.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864cm" fo:break-before="auto" style:use-optimal-row-height="tru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Liberation Mono1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729fcf" fo:border-left="0.74pt solid #000000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order-left="none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fo:background-color="#729fcf" fo:border-left="none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5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ce3"/>
          <table:table-cell table:style-name="ce3"/>
          <table:table-cell table:number-columns-repeated="8"/>
        </table:table-row>
        <table:table-row table:style-name="ro1">
          <table:table-cell/>
          <table:table-cell table:style-name="ce3" table:number-columns-repeated="5"/>
          <table:table-cell table:number-columns-repeated="8"/>
        </table:table-row>
        <table:table-row table:style-name="ro1" table:number-rows-repeated="4">
          <table:table-cell/>
          <table:table-cell table:style-name="ce2" table:number-columns-repeated="2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PRÁCTICA 4 – TAA</text:p>
          </table:table-cell>
          <table:covered-table-cell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Datos</text:p>
          </table:table-cell>
          <table:table-cell table:style-name="ce35" office:value-type="string" calcext:value-type="string">
            <text:p>Algoritmo</text:p>
          </table:table-cell>
          <table:table-cell table:style-name="ce20" office:value-type="string" calcext:value-type="string" table:number-columns-spanned="2" table:number-rows-spanned="1">
            <text:p>Método 50 T, resto</text:p>
          </table:table-cell>
          <table:covered-table-cell table:style-name="ce35"/>
          <table:table-cell table:style-name="ce35"/>
          <table:table-cell table:style-name="ce22"/>
          <table:table-cell table:number-columns-repeated="7"/>
        </table:table-row>
        <table:table-row table:style-name="ro3">
          <table:table-cell/>
          <table:table-cell table:style-name="ce9"/>
          <table:table-cell table:style-name="ce3"/>
          <table:table-cell table:style-name="ce3" office:value-type="string" calcext:value-type="string">
            <text:p>Tasa Error</text:p>
          </table:table-cell>
          <table:table-cell table:style-name="ce3" office:value-type="string" calcext:value-type="string">
            <text:p>Desviación </text:p>
            <text:p>Estándar</text:p>
          </table:table-cell>
          <table:table-cell table:style-name="ce3" office:value-type="string" calcext:value-type="string">
            <text:p>Intervalos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soybean</text:p>
          </table:table-cell>
          <table:table-cell table:style-name="ce2" office:value-type="string" calcext:value-type="string">
            <text:p>j48</text:p>
          </table:table-cell>
          <table:table-cell table:formula="of:=41.1671924290221/100" office:value-type="float" office:value="0.411671924290221" calcext:value-type="float">
            <text:p>0,411671924290221</text:p>
          </table:table-cell>
          <table:table-cell table:formula="of:=SQRT([.D14]*(1-[.D14])/(683-50))" office:value-type="float" office:value="0.0195606623587688" calcext:value-type="float">
            <text:p>0,0195606623587688</text:p>
          </table:table-cell>
          <table:table-cell table:formula="of:=[.D14]-1.96*[.E14]" office:value-type="float" office:value="0.373333026067034" calcext:value-type="float">
            <text:p>0,373333026067034</text:p>
          </table:table-cell>
          <table:table-cell table:style-name="ce23" table:formula="of:=[.D14]+1.96*[.E14]" office:value-type="float" office:value="0.450010822513408" calcext:value-type="float">
            <text:p>0,450010822513408</text:p>
          </table:table-cell>
          <table:table-cell table:number-columns-repeated="7"/>
        </table:table-row>
        <table:table-row table:style-name="ro1">
          <table:table-cell/>
          <table:table-cell table:style-name="ce11" table:formula="of:=50/683*100" office:value-type="float" office:value="7.32064421669107" calcext:value-type="float">
            <text:p>7,32064421669107</text:p>
          </table:table-cell>
          <table:table-cell table:style-name="ce2" office:value-type="string" calcext:value-type="string">
            <text:p>sin podar</text:p>
          </table:table-cell>
          <table:table-cell table:formula="of:=41.6403785488959/100" office:value-type="float" office:value="0.416403785488959" calcext:value-type="float">
            <text:p>0,416403785488959</text:p>
          </table:table-cell>
          <table:table-cell table:formula="of:=SQRT([.D15]*(1-[.D15])/(683-50))" office:value-type="float" office:value="0.0195934860745905" calcext:value-type="float">
            <text:p>0,0195934860745905</text:p>
          </table:table-cell>
          <table:table-cell table:formula="of:=[.D15]-1.96*[.E15]" office:value-type="float" office:value="0.378000552782762" calcext:value-type="float">
            <text:p>0,378000552782762</text:p>
          </table:table-cell>
          <table:table-cell table:style-name="ce23" table:formula="of:=[.D15]+1.96*[.E15]" office:value-type="float" office:value="0.454807018195156" calcext:value-type="float">
            <text:p>0,454807018195156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Vote_50</text:p>
          </table:table-cell>
          <table:table-cell table:style-name="ce2" office:value-type="string" calcext:value-type="string">
            <text:p>j48</text:p>
          </table:table-cell>
          <table:table-cell table:formula="of:=7.7720207253886/100" office:value-type="float" office:value="0.077720207253886" calcext:value-type="float">
            <text:p>0,077720207253886</text:p>
          </table:table-cell>
          <table:table-cell table:formula="of:=SQRT([.D16]*(1-[.D16])/(435-50))" office:value-type="float" office:value="0.0136448245874235" calcext:value-type="float">
            <text:p>0,0136448245874235</text:p>
          </table:table-cell>
          <table:table-cell table:formula="of:=[.D16]-1.96*[.E16]" office:value-type="float" office:value="0.050976351062536" calcext:value-type="float">
            <text:p>0,050976351062536</text:p>
          </table:table-cell>
          <table:table-cell table:style-name="ce23" table:formula="of:=[.D16]+1.96*[.E16]" office:value-type="float" office:value="0.104464063445236" calcext:value-type="float">
            <text:p>0,104464063445236</text:p>
          </table:table-cell>
          <table:table-cell table:number-columns-repeated="7"/>
        </table:table-row>
        <table:table-row table:style-name="ro1">
          <table:table-cell/>
          <table:table-cell table:style-name="ce12" table:formula="of:=50/435*100" office:value-type="float" office:value="11.4942528735632" calcext:value-type="float">
            <text:p>11,4942528735632</text:p>
          </table:table-cell>
          <table:table-cell table:style-name="ce17" office:value-type="string" calcext:value-type="string">
            <text:p>sin podar</text:p>
          </table:table-cell>
          <table:table-cell table:style-name="ce19" table:formula="of:=7.7720207253886/100" office:value-type="float" office:value="0.077720207253886" calcext:value-type="float">
            <text:p>0,077720207253886</text:p>
          </table:table-cell>
          <table:table-cell table:style-name="ce19" table:formula="of:=SQRT([.D17]*(1-[.D17])/(435-50))" office:value-type="float" office:value="0.0136448245874235" calcext:value-type="float">
            <text:p>0,0136448245874235</text:p>
          </table:table-cell>
          <table:table-cell table:style-name="ce19" table:formula="of:=[.D17]-1.96*[.E17]" office:value-type="float" office:value="0.050976351062536" calcext:value-type="float">
            <text:p>0,050976351062536</text:p>
          </table:table-cell>
          <table:table-cell table:style-name="ce24" table:formula="of:=[.D17]+1.96*[.E17]" office:value-type="float" office:value="0.104464063445236" calcext:value-type="float">
            <text:p>0,104464063445236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Datos</text:p>
          </table:table-cell>
          <table:table-cell table:style-name="ce35" office:value-type="string" calcext:value-type="string">
            <text:p>Algoritmo</text:p>
          </table:table-cell>
          <table:table-cell table:style-name="ce20" office:value-type="string" calcext:value-type="string" table:number-columns-spanned="2" table:number-rows-spanned="1">
            <text:p>Hold Out ⅔ – ⅓ </text:p>
          </table:table-cell>
          <table:covered-table-cell table:style-name="ce35"/>
          <table:table-cell table:style-name="ce35"/>
          <table:table-cell table:style-name="ce22"/>
          <table:table-cell table:number-columns-repeated="7"/>
        </table:table-row>
        <table:table-row table:style-name="ro3">
          <table:table-cell/>
          <table:table-cell table:style-name="ce9"/>
          <table:table-cell table:style-name="ce3"/>
          <table:table-cell table:style-name="ce3" office:value-type="string" calcext:value-type="string">
            <text:p>Tasa Error</text:p>
          </table:table-cell>
          <table:table-cell table:style-name="ce3" office:value-type="string" calcext:value-type="string">
            <text:p>Desviación </text:p>
            <text:p>Estándar</text:p>
          </table:table-cell>
          <table:table-cell table:style-name="ce3" office:value-type="string" calcext:value-type="string">
            <text:p>Intervalos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soybean</text:p>
          </table:table-cell>
          <table:table-cell table:style-name="ce2" office:value-type="string" calcext:value-type="string">
            <text:p>j48</text:p>
          </table:table-cell>
          <table:table-cell table:formula="of:=10.3004291845494/100" office:value-type="float" office:value="0.103004291845494" calcext:value-type="float">
            <text:p>0,103004291845494</text:p>
          </table:table-cell>
          <table:table-cell table:formula="of:=SQRT([.D23]*(1-[.D23])/(683-50))" office:value-type="float" office:value="0.012081503606538" calcext:value-type="float">
            <text:p>0,012081503606538</text:p>
          </table:table-cell>
          <table:table-cell table:formula="of:=[.D23]-1.96*[.E23]" office:value-type="float" office:value="0.0793245447766795" calcext:value-type="float">
            <text:p>0,0793245447766795</text:p>
          </table:table-cell>
          <table:table-cell table:style-name="ce23" table:formula="of:=[.D23]+1.96*[.E23]" office:value-type="float" office:value="0.126684038914308" calcext:value-type="float">
            <text:p>0,126684038914308</text:p>
          </table:table-cell>
          <table:table-cell table:number-columns-repeated="7"/>
        </table:table-row>
        <table:table-row table:style-name="ro1">
          <table:table-cell/>
          <table:table-cell table:style-name="ce11"/>
          <table:table-cell table:style-name="ce2" office:value-type="string" calcext:value-type="string">
            <text:p>sin podar</text:p>
          </table:table-cell>
          <table:table-cell table:formula="of:=10.7296137339056/100" office:value-type="float" office:value="0.107296137339056" calcext:value-type="float">
            <text:p>0,107296137339056</text:p>
          </table:table-cell>
          <table:table-cell table:formula="of:=SQRT([.D24]*(1-[.D24])/(683-50))" office:value-type="float" office:value="0.0123010984913333" calcext:value-type="float">
            <text:p>0,0123010984913333</text:p>
          </table:table-cell>
          <table:table-cell table:formula="of:=[.D24]-1.96*[.E24]" office:value-type="float" office:value="0.0831859842960427" calcext:value-type="float">
            <text:p>0,0831859842960427</text:p>
          </table:table-cell>
          <table:table-cell table:style-name="ce23" table:formula="of:=[.D24]+1.96*[.E24]" office:value-type="float" office:value="0.131406290382069" calcext:value-type="float">
            <text:p>0,131406290382069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Vote_50</text:p>
          </table:table-cell>
          <table:table-cell table:style-name="ce2" office:value-type="string" calcext:value-type="string">
            <text:p>j48</text:p>
          </table:table-cell>
          <table:table-cell table:formula="of:=3.37837837837838/100" office:value-type="float" office:value="0.0337837837837838" calcext:value-type="float">
            <text:p>0,0337837837837838</text:p>
          </table:table-cell>
          <table:table-cell table:formula="of:=SQRT([.D25]*(1-[.D25])/(435-50))" office:value-type="float" office:value="0.00920790734958442" calcext:value-type="float">
            <text:p>0,00920790734958442</text:p>
          </table:table-cell>
          <table:table-cell table:formula="of:=[.D25]-1.96*[.E25]" office:value-type="float" office:value="0.0157362853785983" calcext:value-type="float">
            <text:p>0,0157362853785983</text:p>
          </table:table-cell>
          <table:table-cell table:style-name="ce23" table:formula="of:=[.D25]+1.96*[.E25]" office:value-type="float" office:value="0.0518312821889693" calcext:value-type="float">
            <text:p>0,0518312821889693</text:p>
          </table:table-cell>
          <table:table-cell table:number-columns-repeated="7"/>
        </table:table-row>
        <table:table-row table:style-name="ro1">
          <table:table-cell/>
          <table:table-cell table:style-name="ce12"/>
          <table:table-cell table:style-name="ce17" office:value-type="string" calcext:value-type="string">
            <text:p>sin podar</text:p>
          </table:table-cell>
          <table:table-cell table:style-name="ce19" table:formula="of:=3.37837837837838/100" office:value-type="float" office:value="0.0337837837837838" calcext:value-type="float">
            <text:p>0,0337837837837838</text:p>
          </table:table-cell>
          <table:table-cell table:style-name="ce19" table:formula="of:=SQRT([.D26]*(1-[.D26])/(435-50))" office:value-type="float" office:value="0.00920790734958442" calcext:value-type="float">
            <text:p>0,00920790734958442</text:p>
          </table:table-cell>
          <table:table-cell table:style-name="ce19" table:formula="of:=[.D26]-1.96*[.E26]" office:value-type="float" office:value="0.0157362853785983" calcext:value-type="float">
            <text:p>0,0157362853785983</text:p>
          </table:table-cell>
          <table:table-cell table:style-name="ce24" table:formula="of:=[.D26]+1.96*[.E26]" office:value-type="float" office:value="0.0518312821889693" calcext:value-type="float">
            <text:p>0,0518312821889693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Datos</text:p>
          </table:table-cell>
          <table:table-cell table:style-name="ce35" office:value-type="string" calcext:value-type="string">
            <text:p>Algoritmo</text:p>
          </table:table-cell>
          <table:table-cell table:style-name="ce20" office:value-type="string" calcext:value-type="string" table:number-columns-spanned="2" table:number-rows-spanned="1">
            <text:p>Hold Out Repetido (4)</text:p>
          </table:table-cell>
          <table:covered-table-cell table:style-name="ce35"/>
          <table:table-cell table:style-name="ce35"/>
          <table:table-cell table:style-name="ce21" table:number-columns-repeated="5"/>
          <table:table-cell table:style-name="ce35" office:value-type="string" calcext:value-type="string">
            <text:p>TASAS</text:p>
          </table:table-cell>
          <table:table-cell table:style-name="ce35"/>
          <table:table-cell table:style-name="ce27"/>
        </table:table-row>
        <table:table-row table:style-name="ro3">
          <table:table-cell/>
          <table:table-cell table:style-name="ce9"/>
          <table:table-cell table:style-name="ce3"/>
          <table:table-cell table:style-name="ce3" office:value-type="string" calcext:value-type="string">
            <text:p>Tasa Error</text:p>
          </table:table-cell>
          <table:table-cell table:style-name="ce3" office:value-type="string" calcext:value-type="string">
            <text:p>Desviación </text:p>
            <text:p>Estándar</text:p>
          </table:table-cell>
          <table:table-cell table:style-name="ce3" office:value-type="string" calcext:value-type="string">
            <text:p>Intervalos</text:p>
          </table:table-cell>
          <table:table-cell table:number-columns-repeated="2"/>
          <table:table-cell table:style-name="ce3" office:value-type="string" calcext:value-type="string">
            <text:p>soybean</text:p>
          </table:table-cell>
          <table:table-cell table:style-name="ce3"/>
          <table:table-cell table:style-name="ce3" office:value-type="string" calcext:value-type="string">
            <text:p>soybea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0" office:value-type="string" calcext:value-type="string">
            <text:p>soybean</text:p>
          </table:table-cell>
          <table:table-cell table:style-name="ce2" office:value-type="string" calcext:value-type="string">
            <text:p>j48</text:p>
          </table:table-cell>
          <table:table-cell table:formula="of:=10.9354467203066/100" office:value-type="float" office:value="0.109354467203066" calcext:value-type="float">
            <text:p>0,109354467203066</text:p>
          </table:table-cell>
          <table:table-cell office:value-type="float" office:value="0.0105673992752356" calcext:value-type="float">
            <text:p>0,0105673992752356</text:p>
          </table:table-cell>
          <table:table-cell table:formula="of:=[.D32]-3.182446*[.E32]/SQRT(4)" office:value-type="float" office:value="0.0925393784261278" calcext:value-type="float">
            <text:p>0,0925393784261278</text:p>
          </table:table-cell>
          <table:table-cell table:formula="of:=[.D32]+3.182446*[.E32]/SQRT(4)" office:value-type="float" office:value="0.126169555980004" calcext:value-type="float">
            <text:p>0,126169555980004</text:p>
          </table:table-cell>
          <table:table-cell/>
          <table:table-cell table:style-name="ce3" office:value-type="string" calcext:value-type="string">
            <text:p>Promedio Pruned</text:p>
          </table:table-cell>
          <table:table-cell table:style-name="ce3" office:value-type="string" calcext:value-type="string">
            <text:p>SSE Pruned</text:p>
          </table:table-cell>
          <table:table-cell table:style-name="ce3"/>
          <table:table-cell office:value-type="float" office:value="9.78723404255319" calcext:value-type="float">
            <text:p>9,78723404255319</text:p>
          </table:table-cell>
          <table:table-cell office:value-type="float" office:value="11.965811965812" calcext:value-type="float">
            <text:p>11,965811965812</text:p>
          </table:table-cell>
          <table:table-cell table:style-name="ce23" office:value-type="float" office:value="11.6883116883117" calcext:value-type="float">
            <text:p>11,6883116883117</text:p>
          </table:table-cell>
        </table:table-row>
        <table:table-row table:style-name="ro1">
          <table:table-cell/>
          <table:table-cell table:style-name="ce11"/>
          <table:table-cell table:style-name="ce2" office:value-type="string" calcext:value-type="string">
            <text:p>sin podar</text:p>
          </table:table-cell>
          <table:table-cell table:formula="of:=11.3711024413243/100" office:value-type="float" office:value="0.113711024413243" calcext:value-type="float">
            <text:p>0,113711024413243</text:p>
          </table:table-cell>
          <table:table-cell office:value-type="float" office:value="0.0206986099918583" calcext:value-type="float">
            <text:p>0,0206986099918583</text:p>
          </table:table-cell>
          <table:table-cell table:formula="of:=[.D33]-3.182446*[.E33]/SQRT(4)" office:value-type="float" office:value="0.0807749201261683" calcext:value-type="float">
            <text:p>0,0807749201261683</text:p>
          </table:table-cell>
          <table:table-cell table:formula="of:=[.D33]+3.182446*[.E33]/SQRT(4)" office:value-type="float" office:value="0.146647128700318" calcext:value-type="float">
            <text:p>0,146647128700318</text:p>
          </table:table-cell>
          <table:table-cell/>
          <table:table-cell office:value-type="float" office:value="10.9354467203066" calcext:value-type="float">
            <text:p>10,9354467203066</text:p>
          </table:table-cell>
          <table:table-cell office:value-type="float" office:value="3.35009782326749" calcext:value-type="float">
            <text:p>3,35009782326749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table:style-name="ce10" office:value-type="string" calcext:value-type="string">
            <text:p>Vote_50</text:p>
          </table:table-cell>
          <table:table-cell table:style-name="ce2" office:value-type="string" calcext:value-type="string">
            <text:p>j48</text:p>
          </table:table-cell>
          <table:table-cell table:formula="of:=5.41574738003309/100" office:value-type="float" office:value="0.0541574738003309" calcext:value-type="float">
            <text:p>0,0541574738003309</text:p>
          </table:table-cell>
          <table:table-cell office:value-type="float" office:value="0.0146614150119994" calcext:value-type="float">
            <text:p>0,0146614150119994</text:p>
          </table:table-cell>
          <table:table-cell table:formula="of:=[.D34]-3.182446*[.E34]/SQRT(4)" office:value-type="float" office:value="0.0308278930206922" calcext:value-type="float">
            <text:p>0,0308278930206922</text:p>
          </table:table-cell>
          <table:table-cell table:formula="of:=[.D34]+3.182446*[.E34]/SQRT(4)" office:value-type="float" office:value="0.0774870545799695" calcext:value-type="float">
            <text:p>0,0774870545799695</text:p>
          </table:table-cell>
          <table:table-cell/>
          <table:table-cell table:style-name="ce3" office:value-type="string" calcext:value-type="string">
            <text:p>Promedio Unpruned</text:p>
          </table:table-cell>
          <table:table-cell table:style-name="ce3" office:value-type="string" calcext:value-type="string">
            <text:p>SSE Unpruned</text:p>
          </table:table-cell>
          <table:table-cell/>
          <table:table-cell office:value-type="float" office:value="8.93617021276596" calcext:value-type="float">
            <text:p>8,93617021276596</text:p>
          </table:table-cell>
          <table:table-cell office:value-type="float" office:value="11.965811965812" calcext:value-type="float">
            <text:p>11,965811965812</text:p>
          </table:table-cell>
          <table:table-cell table:style-name="ce23" office:value-type="float" office:value="13.8528138528139" calcext:value-type="float">
            <text:p>13,8528138528139</text:p>
          </table:table-cell>
        </table:table-row>
        <table:table-row table:style-name="ro1">
          <table:table-cell/>
          <table:table-cell table:style-name="ce11"/>
          <table:table-cell table:style-name="ce2" office:value-type="string" calcext:value-type="string">
            <text:p>sin podar</text:p>
          </table:table-cell>
          <table:table-cell table:formula="of:=5.07790954219526/100" office:value-type="float" office:value="0.0507790954219526" calcext:value-type="float">
            <text:p>0,0507790954219526</text:p>
          </table:table-cell>
          <table:table-cell office:value-type="float" office:value="0.0118236710231369" calcext:value-type="float">
            <text:p>0,0118236710231369</text:p>
          </table:table-cell>
          <table:table-cell table:formula="of:=[.D35]-3.182446*[.E35]/SQRT(4)" office:value-type="float" office:value="0.0319649981455036" calcext:value-type="float">
            <text:p>0,0319649981455036</text:p>
          </table:table-cell>
          <table:table-cell table:formula="of:=[.D35]+3.182446*[.E35]/SQRT(4)" office:value-type="float" office:value="0.0695931926984016" calcext:value-type="float">
            <text:p>0,0695931926984016</text:p>
          </table:table-cell>
          <table:table-cell/>
          <table:table-cell office:value-type="float" office:value="11.3711024413243" calcext:value-type="float">
            <text:p>11,3711024413243</text:p>
          </table:table-cell>
          <table:table-cell office:value-type="float" office:value="12.8529736678517" calcext:value-type="float">
            <text:p>12,8529736678517</text:p>
          </table:table-cell>
          <table:table-cell table:number-columns-repeated="3"/>
          <table:table-cell table:style-name="ce23"/>
        </table:table-row>
        <table:table-row table:style-name="ro1">
          <table:table-cell table:number-columns-repeated="13"/>
          <table:table-cell table:style-name="ce23"/>
        </table:table-row>
        <table:table-row table:style-name="ro1">
          <table:table-cell table:number-columns-repeated="2"/>
          <table:table-cell table:style-name="ce18" office:value-type="string" calcext:value-type="string">
            <text:p>qt(0.975,3)</text:p>
          </table:table-cell>
          <table:table-cell table:style-name="ce18" office:value-type="float" office:value="3.182446" calcext:value-type="float">
            <text:p>3,182446</text:p>
          </table:table-cell>
          <table:table-cell table:number-columns-repeated="4"/>
          <table:table-cell table:style-name="ce3" office:value-type="string" calcext:value-type="string">
            <text:p>vote</text:p>
          </table:table-cell>
          <table:table-cell table:style-name="ce3"/>
          <table:table-cell table:style-name="ce3" office:value-type="string" calcext:value-type="string">
            <text:p>vo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Promedio Pruned</text:p>
          </table:table-cell>
          <table:table-cell table:style-name="ce3" office:value-type="string" calcext:value-type="string">
            <text:p>SSE Pruned</text:p>
          </table:table-cell>
          <table:table-cell table:style-name="ce3"/>
          <table:table-cell office:value-type="float" office:value="6.75675675675676" calcext:value-type="float">
            <text:p>6,75675675675676</text:p>
          </table:table-cell>
          <table:table-cell office:value-type="float" office:value="5.40540540540541" calcext:value-type="float">
            <text:p>5,40540540540541</text:p>
          </table:table-cell>
          <table:table-cell table:style-name="ce23" office:value-type="float" office:value="6.12244897959184" calcext:value-type="float">
            <text:p>6,12244897959184</text:p>
          </table:table-cell>
        </table:table-row>
        <table:table-row table:style-name="ro1">
          <table:table-cell table:number-columns-repeated="8"/>
          <table:table-cell office:value-type="float" office:value="5.41574738003309" calcext:value-type="float">
            <text:p>5,41574738003309</text:p>
          </table:table-cell>
          <table:table-cell office:value-type="float" office:value="6.4487127046224" calcext:value-type="float">
            <text:p>6,4487127046224</text:p>
          </table:table-cell>
          <table:table-cell table:number-columns-repeated="3"/>
          <table:table-cell table:style-name="ce23"/>
        </table:table-row>
        <table:table-row table:style-name="ro1">
          <table:table-cell table:number-columns-repeated="8"/>
          <table:table-cell table:style-name="ce3" office:value-type="string" calcext:value-type="string">
            <text:p>Promedio Unpruned</text:p>
          </table:table-cell>
          <table:table-cell table:style-name="ce3" office:value-type="string" calcext:value-type="string">
            <text:p>SSE Unpruned</text:p>
          </table:table-cell>
          <table:table-cell/>
          <table:table-cell table:number-columns-repeated="2" office:value-type="float" office:value="5.40540540540541" calcext:value-type="float">
            <text:p>5,40540540540541</text:p>
          </table:table-cell>
          <table:table-cell table:style-name="ce23" office:value-type="float" office:value="6.12244897959184" calcext:value-type="float">
            <text:p>6,12244897959184</text:p>
          </table:table-cell>
        </table:table-row>
        <table:table-row table:style-name="ro1">
          <table:table-cell/>
          <table:table-cell table:style-name="ce14"/>
          <table:table-cell table:style-name="ce19" table:number-columns-repeated="6"/>
          <table:table-cell table:style-name="ce19" office:value-type="float" office:value="5.07790954219526" calcext:value-type="float">
            <text:p>5,07790954219526</text:p>
          </table:table-cell>
          <table:table-cell table:style-name="ce19" office:value-type="float" office:value="4.19397589390104" calcext:value-type="float">
            <text:p>4,19397589390104</text:p>
          </table:table-cell>
          <table:table-cell table:style-name="ce19" table:number-columns-repeated="3"/>
          <table:table-cell table:style-name="ce24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Validación Cruzada 10 Particiones</text:p>
          </table:table-cell>
          <table:covered-table-cell table:number-columns-repeated="2" table:style-name="ce35"/>
          <table:table-cell table:style-name="ce21" table:number-columns-repeated="7"/>
          <table:table-cell table:style-name="ce2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bean</text:p>
          </table:table-cell>
          <table:table-cell table:style-name="ce3"/>
          <table:table-cell table:style-name="ce3" office:value-type="string" calcext:value-type="string">
            <text:p>vote</text:p>
          </table:table-cell>
          <table:table-cell table:style-name="ce3"/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j48</text:p>
          </table:table-cell>
          <table:table-cell table:style-name="ce3" office:value-type="string" calcext:value-type="string">
            <text:p>sin podar</text:p>
          </table:table-cell>
          <table:table-cell table:style-name="ce3" office:value-type="string" calcext:value-type="string">
            <text:p>j48</text:p>
          </table:table-cell>
          <table:table-cell table:style-name="ce3" office:value-type="string" calcext:value-type="string">
            <text:p>sin podar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91.16" calcext:value-type="float">
            <text:p>91,16</text:p>
          </table:table-cell>
          <table:table-cell office:value-type="float" office:value="90.58" calcext:value-type="float">
            <text:p>90,58</text:p>
          </table:table-cell>
          <table:table-cell office:value-type="float" office:value="97.05" calcext:value-type="float">
            <text:p>97,05</text:p>
          </table:table-cell>
          <table:table-cell office:value-type="float" office:value="96.36" calcext:value-type="float">
            <text:p>96,36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93.33" calcext:value-type="float">
            <text:p>93,33</text:p>
          </table:table-cell>
          <table:table-cell office:value-type="float" office:value="92.03" calcext:value-type="float">
            <text:p>92,03</text:p>
          </table:table-cell>
          <table:table-cell office:value-type="float" office:value="96.14" calcext:value-type="float">
            <text:p>96,14</text:p>
          </table:table-cell>
          <table:table-cell office:value-type="float" office:value="95.45" calcext:value-type="float">
            <text:p>95,45</text:p>
          </table:table-cell>
          <table:table-cell/>
          <table:table-cell table:style-name="ce3" office:value-type="string" calcext:value-type="string">
            <text:p>Datos</text:p>
          </table:table-cell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 table:number-columns-spanned="2" table:number-rows-spanned="1">
            <text:p>Validación Cruzada 10 Particiones</text:p>
          </table:table-cell>
          <table:covered-table-cell table:style-name="ce3"/>
          <table:table-cell table:style-name="ce3"/>
          <table:table-cell table:style-name="ce23"/>
          <table:table-cell table:number-columns-repeated="2"/>
        </table:table-row>
        <table:table-row table:style-name="ro3">
          <table:table-cell/>
          <table:table-cell office:value-type="float" office:value="91.74" calcext:value-type="float">
            <text:p>91,74</text:p>
          </table:table-cell>
          <table:table-cell office:value-type="float" office:value="89.86" calcext:value-type="float">
            <text:p>89,86</text:p>
          </table:table-cell>
          <table:table-cell office:value-type="float" office:value="97.05" calcext:value-type="float">
            <text:p>97,05</text:p>
          </table:table-cell>
          <table:table-cell office:value-type="float" office:value="95.91" calcext:value-type="float">
            <text:p>95,91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Tasa Error</text:p>
          </table:table-cell>
          <table:table-cell table:style-name="ce3" office:value-type="string" calcext:value-type="string">
            <text:p>Desviación </text:p>
            <text:p>Estándar</text:p>
          </table:table-cell>
          <table:table-cell table:style-name="ce3" office:value-type="string" calcext:value-type="string">
            <text:p>Intervalos</text:p>
          </table:table-cell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91.47" calcext:value-type="float">
            <text:p>91,47</text:p>
          </table:table-cell>
          <table:table-cell office:value-type="float" office:value="90.15" calcext:value-type="float">
            <text:p>90,15</text:p>
          </table:table-cell>
          <table:table-cell office:value-type="float" office:value="97.05" calcext:value-type="float">
            <text:p>97,05</text:p>
          </table:table-cell>
          <table:table-cell office:value-type="float" office:value="96.59" calcext:value-type="float">
            <text:p>96,59</text:p>
          </table:table-cell>
          <table:table-cell/>
          <table:table-cell table:style-name="ce2" office:value-type="string" calcext:value-type="string">
            <text:p>soybean</text:p>
          </table:table-cell>
          <table:table-cell table:style-name="ce2" office:value-type="string" calcext:value-type="string">
            <text:p>j48</text:p>
          </table:table-cell>
          <table:table-cell table:formula="of:=1-AVERAGE([.B46:.B55])/100" office:value-type="float" office:value="0.0821500000000001" calcext:value-type="float">
            <text:p>0,0821500000000001</text:p>
          </table:table-cell>
          <table:table-cell table:formula="of:=SQRT(1/9 * 0.001020645 )" office:value-type="float" office:value="0.0106491783720623" calcext:value-type="float">
            <text:p>0,0106491783720623</text:p>
          </table:table-cell>
          <table:table-cell table:formula="of:=[.I49]-2.262157*[.J49]/SQRT(10)" office:value-type="float" office:value="0.0745320372568655" calcext:value-type="float">
            <text:p>0,0745320372568655</text:p>
          </table:table-cell>
          <table:table-cell table:style-name="ce23" table:formula="of:=[.I49]+2.262157*[.J49]/SQRT(10)" office:value-type="float" office:value="0.0897679627431346" calcext:value-type="float">
            <text:p>0,0897679627431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.44" calcext:value-type="float">
            <text:p>90,44</text:p>
          </table:table-cell>
          <table:table-cell office:value-type="float" office:value="89.26" calcext:value-type="float">
            <text:p>89,26</text:p>
          </table:table-cell>
          <table:table-cell table:number-columns-repeated="2" office:value-type="float" office:value="97.05" calcext:value-type="float">
            <text:p>97,05</text:p>
          </table:table-cell>
          <table:table-cell/>
          <table:table-cell table:style-name="ce5"/>
          <table:table-cell table:style-name="ce2" office:value-type="string" calcext:value-type="string">
            <text:p>sin podar</text:p>
          </table:table-cell>
          <table:table-cell table:formula="of:=1-AVERAGE([.C46:.C55])/100" office:value-type="float" office:value="0.09224" calcext:value-type="float">
            <text:p>0,09224</text:p>
          </table:table-cell>
          <table:table-cell table:formula="of:=SQRT(1/9*0.000817923999999993 )" office:value-type="float" office:value="0.00953312354081513" calcext:value-type="float">
            <text:p>0,00953312354081513</text:p>
          </table:table-cell>
          <table:table-cell table:formula="of:=[.I50]-2.262157*[.J50]/SQRT(10)" office:value-type="float" office:value="0.0854204147303841" calcext:value-type="float">
            <text:p>0,0854204147303841</text:p>
          </table:table-cell>
          <table:table-cell table:style-name="ce23" table:formula="of:=[.I50]+2.262157*[.J50]/SQRT(10)" office:value-type="float" office:value="0.0990595852696159" calcext:value-type="float">
            <text:p>0,0990595852696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.62" calcext:value-type="float">
            <text:p>91,62</text:p>
          </table:table-cell>
          <table:table-cell office:value-type="float" office:value="90.88" calcext:value-type="float">
            <text:p>90,88</text:p>
          </table:table-cell>
          <table:table-cell office:value-type="float" office:value="95.81" calcext:value-type="float">
            <text:p>95,81</text:p>
          </table:table-cell>
          <table:table-cell office:value-type="float" office:value="94.88" calcext:value-type="float">
            <text:p>94,88</text:p>
          </table:table-cell>
          <table:table-cell/>
          <table:table-cell table:style-name="ce2" office:value-type="string" calcext:value-type="string">
            <text:p>Vote_50</text:p>
          </table:table-cell>
          <table:table-cell table:style-name="ce2" office:value-type="string" calcext:value-type="string">
            <text:p>j48</text:p>
          </table:table-cell>
          <table:table-cell table:formula="of:=1-AVERAGE([.D46:.D55])/100" office:value-type="float" office:value="0.0342699999999999" calcext:value-type="float">
            <text:p>0,0342699999999999</text:p>
          </table:table-cell>
          <table:table-cell table:formula="of:=SQRT(1/9*0.000294520999999996 )" office:value-type="float" office:value="0.0057205380477325" calcext:value-type="float">
            <text:p>0,0057205380477325</text:p>
          </table:table-cell>
          <table:table-cell table:formula="of:=[.I51]-2.262157*[.J51]/SQRT(10)" office:value-type="float" office:value="0.0301777738961873" calcext:value-type="float">
            <text:p>0,0301777738961873</text:p>
          </table:table-cell>
          <table:table-cell table:style-name="ce23" table:formula="of:=[.I51]+2.262157*[.J51]/SQRT(10)" office:value-type="float" office:value="0.0383622261038125" calcext:value-type="float">
            <text:p>0,038362226103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.06" calcext:value-type="float">
            <text:p>92,06</text:p>
          </table:table-cell>
          <table:table-cell office:value-type="float" office:value="91.03" calcext:value-type="float">
            <text:p>91,03</text:p>
          </table:table-cell>
          <table:table-cell office:value-type="float" office:value="96.28" calcext:value-type="float">
            <text:p>96,28</text:p>
          </table:table-cell>
          <table:table-cell office:value-type="float" office:value="95.58" calcext:value-type="float">
            <text:p>95,58</text:p>
          </table:table-cell>
          <table:table-cell/>
          <table:table-cell table:style-name="ce5"/>
          <table:table-cell table:style-name="ce2" office:value-type="string" calcext:value-type="string">
            <text:p>sin podar</text:p>
          </table:table-cell>
          <table:table-cell table:formula="of:=1-AVERAGE([.E46:.E55])/100" office:value-type="float" office:value="0.0423699999999999" calcext:value-type="float">
            <text:p>0,0423699999999999</text:p>
          </table:table-cell>
          <table:table-cell table:formula="of:=SQRT(1/9*0.000700100999999998 )" office:value-type="float" office:value="0.00881980725412975" calcext:value-type="float">
            <text:p>0,00881980725412975</text:p>
          </table:table-cell>
          <table:table-cell table:formula="of:=[.I52]-2.262157*[.J52]/SQRT(10)" office:value-type="float" office:value="0.0360606904254833" calcext:value-type="float">
            <text:p>0,0360606904254833</text:p>
          </table:table-cell>
          <table:table-cell table:style-name="ce23" table:formula="of:=[.I52]+2.262157*[.J52]/SQRT(10)" office:value-type="float" office:value="0.0486793095745165" calcext:value-type="float">
            <text:p>0,0486793095745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.68" calcext:value-type="float">
            <text:p>93,68</text:p>
          </table:table-cell>
          <table:table-cell office:value-type="float" office:value="91.91" calcext:value-type="float">
            <text:p>91,91</text:p>
          </table:table-cell>
          <table:table-cell office:value-type="float" office:value="96.74" calcext:value-type="float">
            <text:p>96,74</text:p>
          </table:table-cell>
          <table:table-cell office:value-type="float" office:value="96.05" calcext:value-type="float">
            <text:p>96,05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office:value-type="float" office:value="90.44" calcext:value-type="float">
            <text:p>90,44</text:p>
          </table:table-cell>
          <table:table-cell office:value-type="float" office:value="90.15" calcext:value-type="float">
            <text:p>90,15</text:p>
          </table:table-cell>
          <table:table-cell office:value-type="float" office:value="95.58" calcext:value-type="float">
            <text:p>95,58</text:p>
          </table:table-cell>
          <table:table-cell office:value-type="float" office:value="93.95" calcext:value-type="float">
            <text:p>93,95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number-columns-repeated="2" office:value-type="float" office:value="91.91" calcext:value-type="float">
            <text:p>91,91</text:p>
          </table:table-cell>
          <table:table-cell office:value-type="float" office:value="96.98" calcext:value-type="float">
            <text:p>96,98</text:p>
          </table:table-cell>
          <table:table-cell office:value-type="float" office:value="95.81" calcext:value-type="float">
            <text:p>95,81</text:p>
          </table:table-cell>
          <table:table-cell/>
          <table:table-cell table:style-name="ce26" office:value-type="string" calcext:value-type="string">
            <text:p>qt(0.975,9)</text:p>
          </table:table-cell>
          <table:table-cell table:style-name="ce26" office:value-type="float" office:value="2.262157" calcext:value-type="float">
            <text:p>2,262157</text:p>
          </table:table-cell>
          <table:table-cell table:style-name="ce46"/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number-columns-repeated="11"/>
          <table:table-cell table:style-name="ce23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TASAS</text:p>
          </table:table-cell>
          <table:table-cell table:number-columns-repeated="9"/>
          <table:table-cell table:style-name="ce23"/>
          <table:table-cell table:number-columns-repeated="2"/>
        </table:table-row>
        <table:table-row table:style-name="ro1">
          <table:table-cell/>
          <table:table-cell table:formula="of:=1-[.B46]/100" office:value-type="float" office:value="0.0884" calcext:value-type="float">
            <text:p>0,0884</text:p>
          </table:table-cell>
          <table:table-cell table:formula="of:=1-[.C46]/100" office:value-type="float" office:value="0.0942000000000001" calcext:value-type="float">
            <text:p>0,0942000000000001</text:p>
          </table:table-cell>
          <table:table-cell table:formula="of:=1-[.D46]/100" office:value-type="float" office:value="0.0295000000000001" calcext:value-type="float">
            <text:p>0,0295000000000001</text:p>
          </table:table-cell>
          <table:table-cell table:formula="of:=1-[.E46]/100" office:value-type="float" office:value="0.0364" calcext:value-type="float">
            <text:p>0,0364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formula="of:=1-[.B47]/100" office:value-type="float" office:value="0.0667" calcext:value-type="float">
            <text:p>0,0667</text:p>
          </table:table-cell>
          <table:table-cell table:formula="of:=1-[.C47]/100" office:value-type="float" office:value="0.0797" calcext:value-type="float">
            <text:p>0,0797</text:p>
          </table:table-cell>
          <table:table-cell table:formula="of:=1-[.D47]/100" office:value-type="float" office:value="0.0386" calcext:value-type="float">
            <text:p>0,0386</text:p>
          </table:table-cell>
          <table:table-cell table:formula="of:=1-[.E47]/100" office:value-type="float" office:value="0.0455" calcext:value-type="float">
            <text:p>0,0455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formula="of:=1-[.B48]/100" office:value-type="float" office:value="0.0826" calcext:value-type="float">
            <text:p>0,0826</text:p>
          </table:table-cell>
          <table:table-cell table:formula="of:=1-[.C48]/100" office:value-type="float" office:value="0.1014" calcext:value-type="float">
            <text:p>0,1014</text:p>
          </table:table-cell>
          <table:table-cell table:formula="of:=1-[.D48]/100" office:value-type="float" office:value="0.0295000000000001" calcext:value-type="float">
            <text:p>0,0295000000000001</text:p>
          </table:table-cell>
          <table:table-cell table:formula="of:=1-[.E48]/100" office:value-type="float" office:value="0.0409" calcext:value-type="float">
            <text:p>0,0409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formula="of:=1-[.B49]/100" office:value-type="float" office:value="0.0853000000000001" calcext:value-type="float">
            <text:p>0,0853000000000001</text:p>
          </table:table-cell>
          <table:table-cell table:formula="of:=1-[.C49]/100" office:value-type="float" office:value="0.0984999999999999" calcext:value-type="float">
            <text:p>0,0984999999999999</text:p>
          </table:table-cell>
          <table:table-cell table:formula="of:=1-[.D49]/100" office:value-type="float" office:value="0.0295000000000001" calcext:value-type="float">
            <text:p>0,0295000000000001</text:p>
          </table:table-cell>
          <table:table-cell table:formula="of:=1-[.E49]/100" office:value-type="float" office:value="0.0341" calcext:value-type="float">
            <text:p>0,0341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formula="of:=1-[.B50]/100" office:value-type="float" office:value="0.0956" calcext:value-type="float">
            <text:p>0,0956</text:p>
          </table:table-cell>
          <table:table-cell table:formula="of:=1-[.C50]/100" office:value-type="float" office:value="0.1074" calcext:value-type="float">
            <text:p>0,1074</text:p>
          </table:table-cell>
          <table:table-cell table:formula="of:=1-[.D50]/100" office:value-type="float" office:value="0.0295000000000001" calcext:value-type="float">
            <text:p>0,0295000000000001</text:p>
          </table:table-cell>
          <table:table-cell table:formula="of:=1-[.E50]/100" office:value-type="float" office:value="0.0295000000000001" calcext:value-type="float">
            <text:p>0,0295000000000001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formula="of:=1-[.B51]/100" office:value-type="float" office:value="0.0838" calcext:value-type="float">
            <text:p>0,0838</text:p>
          </table:table-cell>
          <table:table-cell table:formula="of:=1-[.C51]/100" office:value-type="float" office:value="0.0912000000000001" calcext:value-type="float">
            <text:p>0,0912000000000001</text:p>
          </table:table-cell>
          <table:table-cell table:formula="of:=1-[.D51]/100" office:value-type="float" office:value="0.0418999999999999" calcext:value-type="float">
            <text:p>0,0418999999999999</text:p>
          </table:table-cell>
          <table:table-cell table:formula="of:=1-[.E51]/100" office:value-type="float" office:value="0.0512" calcext:value-type="float">
            <text:p>0,0512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formula="of:=1-[.B52]/100" office:value-type="float" office:value="0.0794" calcext:value-type="float">
            <text:p>0,0794</text:p>
          </table:table-cell>
          <table:table-cell table:formula="of:=1-[.C52]/100" office:value-type="float" office:value="0.0897" calcext:value-type="float">
            <text:p>0,0897</text:p>
          </table:table-cell>
          <table:table-cell table:formula="of:=1-[.D52]/100" office:value-type="float" office:value="0.0372" calcext:value-type="float">
            <text:p>0,0372</text:p>
          </table:table-cell>
          <table:table-cell table:formula="of:=1-[.E52]/100" office:value-type="float" office:value="0.0442" calcext:value-type="float">
            <text:p>0,0442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formula="of:=1-[.B53]/100" office:value-type="float" office:value="0.0631999999999999" calcext:value-type="float">
            <text:p>0,0631999999999999</text:p>
          </table:table-cell>
          <table:table-cell table:formula="of:=1-[.C53]/100" office:value-type="float" office:value="0.0809000000000001" calcext:value-type="float">
            <text:p>0,0809000000000001</text:p>
          </table:table-cell>
          <table:table-cell table:formula="of:=1-[.D53]/100" office:value-type="float" office:value="0.0326000000000001" calcext:value-type="float">
            <text:p>0,0326000000000001</text:p>
          </table:table-cell>
          <table:table-cell table:formula="of:=1-[.E53]/100" office:value-type="float" office:value="0.0395" calcext:value-type="float">
            <text:p>0,0395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formula="of:=1-[.B54]/100" office:value-type="float" office:value="0.0956" calcext:value-type="float">
            <text:p>0,0956</text:p>
          </table:table-cell>
          <table:table-cell table:formula="of:=1-[.C54]/100" office:value-type="float" office:value="0.0984999999999999" calcext:value-type="float">
            <text:p>0,0984999999999999</text:p>
          </table:table-cell>
          <table:table-cell table:formula="of:=1-[.D54]/100" office:value-type="float" office:value="0.0442" calcext:value-type="float">
            <text:p>0,0442</text:p>
          </table:table-cell>
          <table:table-cell table:formula="of:=1-[.E54]/100" office:value-type="float" office:value="0.0605" calcext:value-type="float">
            <text:p>0,0605</text:p>
          </table:table-cell>
          <table:table-cell table:number-columns-repeated="6"/>
          <table:table-cell table:style-name="ce23"/>
          <table:table-cell table:number-columns-repeated="2"/>
        </table:table-row>
        <table:table-row table:style-name="ro1">
          <table:table-cell/>
          <table:table-cell table:style-name="ce14" table:formula="of:=1-[.B55]/100" office:value-type="float" office:value="0.0809000000000001" calcext:value-type="float">
            <text:p>0,0809000000000001</text:p>
          </table:table-cell>
          <table:table-cell table:style-name="ce19" table:formula="of:=1-[.C55]/100" office:value-type="float" office:value="0.0809000000000001" calcext:value-type="float">
            <text:p>0,0809000000000001</text:p>
          </table:table-cell>
          <table:table-cell table:style-name="ce19" table:formula="of:=1-[.D55]/100" office:value-type="float" office:value="0.0302" calcext:value-type="float">
            <text:p>0,0302</text:p>
          </table:table-cell>
          <table:table-cell table:style-name="ce19" table:formula="of:=1-[.E55]/100" office:value-type="float" office:value="0.0418999999999999" calcext:value-type="float">
            <text:p>0,0418999999999999</text:p>
          </table:table-cell>
          <table:table-cell table:style-name="ce19" table:number-columns-repeated="6"/>
          <table:table-cell table:style-name="ce24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Validación Cruzada Repetida 4x10</text:p>
          </table:table-cell>
          <table:covered-table-cell table:number-columns-repeated="2" table:style-name="ce39"/>
          <table:table-cell table:style-name="ce21" table:number-columns-repeated="2"/>
          <table:table-cell table:style-name="ce22"/>
          <table:table-cell table:number-columns-repeated="7"/>
        </table:table-row>
        <table:table-row table:style-name="ro1">
          <table:table-cell table:number-columns-repeated="6"/>
          <table:table-cell table:style-name="ce23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atos</text:p>
          </table:table-cell>
          <table:table-cell table:style-name="ce3" office:value-type="string" calcext:value-type="string">
            <text:p>Algoritmo</text:p>
          </table:table-cell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23"/>
          <table:table-cell table:number-columns-repeated="7"/>
        </table:table-row>
        <table:table-row table:style-name="ro4">
          <table:table-cell/>
          <table:table-cell table:style-name="ce9"/>
          <table:table-cell table:style-name="ce3"/>
          <table:table-cell table:style-name="ce3" office:value-type="string" calcext:value-type="string">
            <text:p>Tasa Error</text:p>
          </table:table-cell>
          <table:table-cell table:style-name="ce3" office:value-type="string" calcext:value-type="string">
            <text:p>Desviación </text:p>
            <text:p>Estándar</text:p>
          </table:table-cell>
          <table:table-cell table:style-name="ce3" office:value-type="string" calcext:value-type="string">
            <text:p>Intervalos</text:p>
          </table:table-cell>
          <table:table-cell table:style-name="ce23"/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oybean</text:p>
          </table:table-cell>
          <table:table-cell table:style-name="ce2" office:value-type="string" calcext:value-type="string">
            <text:p>j48</text:p>
          </table:table-cell>
          <table:table-cell office:value-type="float" office:value="0.0882352941176471" calcext:value-type="float">
            <text:p>0,0882352941176471</text:p>
          </table:table-cell>
          <table:table-cell office:value-type="float" office:value="0.033851824720493" calcext:value-type="float">
            <text:p>0,033851824720493</text:p>
          </table:table-cell>
          <table:table-cell table:formula="of:=[.D75]-[.E81]*[.E75]/SQRT(40)" office:value-type="float" office:value="0.0791987745400279" calcext:value-type="float">
            <text:p>0,0791987745400279</text:p>
          </table:table-cell>
          <table:table-cell table:style-name="ce23" table:formula="of:=[.D75]+[.E81]*[.E75]/SQRT(40)" office:value-type="float" office:value="0.0972718136952663" calcext:value-type="float">
            <text:p>0,0972718136952663</text:p>
          </table:table-cell>
          <table:table-cell table:number-columns-repeated="7"/>
        </table:table-row>
        <table:table-row table:style-name="ro5">
          <table:table-cell/>
          <table:table-cell table:style-name="ce11"/>
          <table:table-cell table:style-name="ce2" office:value-type="string" calcext:value-type="string">
            <text:p>sin podar</text:p>
          </table:table-cell>
          <table:table-cell office:value-type="float" office:value="0.0948316283034953" calcext:value-type="float">
            <text:p>0,0948316283034953</text:p>
          </table:table-cell>
          <table:table-cell office:value-type="float" office:value="0.0350435294569074" calcext:value-type="float">
            <text:p>0,0350435294569074</text:p>
          </table:table-cell>
          <table:table-cell table:formula="of:=[.D76]-[.E81]*[.E76]/SQRT(40)" office:value-type="float" office:value="0.0854769910684007" calcext:value-type="float">
            <text:p>0,0854769910684007</text:p>
          </table:table-cell>
          <table:table-cell table:style-name="ce23" table:formula="of:=[.D76]+[.E81]*[.E76]/SQRT(40)" office:value-type="float" office:value="0.10418626553859" calcext:value-type="float">
            <text:p>0,10418626553859</text:p>
          </table:table-cell>
          <table:table-cell table:number-columns-repeated="7"/>
        </table:table-row>
        <table:table-row table:style-name="ro6">
          <table:table-cell/>
          <table:table-cell table:style-name="ce10" office:value-type="string" calcext:value-type="string">
            <text:p>Vote_50</text:p>
          </table:table-cell>
          <table:table-cell table:style-name="ce2" office:value-type="string" calcext:value-type="string">
            <text:p>j48</text:p>
          </table:table-cell>
          <table:table-cell office:value-type="float" office:value="0.0351083509513742" calcext:value-type="float">
            <text:p>0,0351083509513742</text:p>
          </table:table-cell>
          <table:table-cell office:value-type="float" office:value="0.0269968624124527" calcext:value-type="float">
            <text:p>0,0269968624124527</text:p>
          </table:table-cell>
          <table:table-cell table:formula="of:=[.D77]-[.E81]*[.E77]/SQRT(40)" office:value-type="float" office:value="0.0279017179932183" calcext:value-type="float">
            <text:p>0,0279017179932183</text:p>
          </table:table-cell>
          <table:table-cell table:style-name="ce23" table:formula="of:=[.D77]+[.E81]*[.E77]/SQRT(40)" office:value-type="float" office:value="0.0423149839095301" calcext:value-type="float">
            <text:p>0,0423149839095301</text:p>
          </table:table-cell>
          <table:table-cell table:number-columns-repeated="7"/>
        </table:table-row>
        <table:table-row table:style-name="ro1">
          <table:table-cell/>
          <table:table-cell table:style-name="ce11"/>
          <table:table-cell table:style-name="ce2" office:value-type="string" calcext:value-type="string">
            <text:p>sin podar</text:p>
          </table:table-cell>
          <table:table-cell office:value-type="float" office:value="0.0403012684989429" calcext:value-type="float">
            <text:p>0,0403012684989429</text:p>
          </table:table-cell>
          <table:table-cell office:value-type="float" office:value="0.0315414221939052" calcext:value-type="float">
            <text:p>0,0315414221939052</text:p>
          </table:table-cell>
          <table:table-cell table:formula="of:=[.D78]-[.E81]*[.E78]/SQRT(40)" office:value-type="float" office:value="0.0318814955172923" calcext:value-type="float">
            <text:p>0,0318814955172923</text:p>
          </table:table-cell>
          <table:table-cell table:style-name="ce23" table:formula="of:=[.D78]+[.E81]*[.E78]/SQRT(40)" office:value-type="float" office:value="0.0487210414805935" calcext:value-type="float">
            <text:p>0,0487210414805935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7"/>
        </table:table-row>
        <table:table-row table:style-name="ro1">
          <table:table-cell/>
          <table:table-cell table:style-name="ce14"/>
          <table:table-cell table:style-name="ce19"/>
          <table:table-cell table:style-name="ce41" office:value-type="string" calcext:value-type="string">
            <text:p>qt(0.95,36)</text:p>
          </table:table-cell>
          <table:table-cell table:style-name="ce41" office:value-type="float" office:value="1.688298" calcext:value-type="float">
            <text:p>1,688298</text:p>
          </table:table-cell>
          <table:table-cell table:style-name="ce19"/>
          <table:table-cell table:style-name="ce2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3:40:42.712988435</meta:creation-date>
    <dc:date>2024-03-27T09:42:22.687030043</dc:date>
    <meta:editing-duration>PT3H45M13S</meta:editing-duration>
    <meta:editing-cycles>26</meta:editing-cycles>
    <meta:generator>LibreOffice/7.3.7.2$Linux_X86_64 LibreOffice_project/30$Build-2</meta:generator>
    <meta:document-statistic meta:table-count="1" meta:cell-count="276" meta:object-count="0"/>
  </office:meta>
</office:document-meta>
</file>